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69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3.0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216.96pt"/>
    </style:style>
    <style:style style:name="co7" style:family="table-column">
      <style:table-column-properties fo:break-before="auto" style:column-width="216.14pt"/>
    </style:style>
    <style:style style:name="co8" style:family="table-column">
      <style:table-column-properties fo:break-before="auto" style:column-width="261.5pt"/>
    </style:style>
    <style:style style:name="co9" style:family="table-column">
      <style:table-column-properties fo:break-before="auto" style:column-width="21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4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66ccff" style:text-align-source="fix" style:repeat-content="false"/>
      <style:paragraph-properties fo:text-align="center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666666"/>
    </style:style>
    <style:style style:name="ce8" style:family="table-cell" style:parent-style-name="Default">
      <style:text-properties fo:color="#666666"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5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enduser</text:p>
          </table:table-cell>
          <table:table-cell table:style-name="ce1" office:value-type="string" calcext:value-type="string">
            <text:p>datacenter</text:p>
          </table:table-cell>
          <table:table-cell table:style-name="ce1" office:value-type="string" calcext:value-type="string">
            <text:p>field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categ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U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agency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bureau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dataCenter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federalRealPropertyProfil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PI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investmen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P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POC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detail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anticipatedEISTransition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categor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C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investment cost deta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BY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NISTFrameworkCateg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cap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purposeOrOut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pyFu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cyFu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s and capabilities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2"/>
          <table:table-cell/>
          <table:table-cell office:value-type="string" calcext:value-type="string">
            <text:p>byFu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PIID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//this is non-guidance field indicating future/existing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style-name="ce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tractType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acquisitionStrategy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solicitationId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isIPv4Permitted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anticipatedAwardDate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isIPv6Supported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isPhysicalDataCenter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contract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taskOrderCompletionDate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rojec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roject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obje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tartDatePlan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tartDateAc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mpletionDatePlan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mpletionDateAc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totalCostsPlan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s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/>
          <table:table-cell office:value-type="string" calcext:value-type="string">
            <text:p>totalCostsAc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nitOfMea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erformanceMeasurementCategorymap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gencyBaselineCap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Y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YTar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easurementCon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reportingFrequ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gencyObjectiveOr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sMetricRetir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ctualRes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ateOfActualRes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Actu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9:10:04.403787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5:04.597165586</meta:creation-date>
    <dc:date>2017-06-08T09:20:57.832677674</dc:date>
    <meta:editing-duration>PT3H29M14S</meta:editing-duration>
    <meta:editing-cycles>25</meta:editing-cycles>
    <meta:generator>LibreOffice/5.1.6.2$Linux_X86_64 LibreOffice_project/10m0$Build-2</meta:generator>
    <meta:document-statistic meta:table-count="1" meta:cell-count="230" meta:object-count="0"/>
  </office:meta>
</office:document-meta>
</file>